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style>
    <style:style style:name="P2" style:family="paragraph" style:parent-style-name="Text_20_body">
      <style:paragraph-properties fo:text-align="justify" style:justify-single-word="false"/>
      <style:text-properties fo:color="#000000"/>
    </style:style>
    <style:style style:name="P3" style:family="paragraph" style:parent-style-name="Heading_20_1">
      <style:paragraph-properties fo:text-align="center" style:justify-single-word="false"/>
      <style:text-properties fo:color="#000000"/>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ie Dämonen</text:h>
      <text:p text:style-name="P2">Laut Wikipedia beschreibt das Wort Dämon ursprünglich einen mahnenden und eher neutral bis gut als bösen Geist. Er ist die mahnende Stimme des Gewissens.</text:p>
      <text:p text:style-name="P2">Diese Bedeutung wird in Die Macht des Feuers ebenfalls aufgegriffen. Während sowohl Kreaturen wie Tetras dul <text:s/>Armenson und seine Untergebenen als auch andere Diener eines religiösen Glaubens diesem eher fanatisch folgen und sich einer höher gestellten Extreme hingeben, gehen Dämonen gegen genau diesen, von ihnen als irreführend bezeichneten Glauben vor.</text:p>
      <text:p text:style-name="P2">Sie folgen der Überzeugung ihres Meisters und Schöpfers Gardona, sich ihren Gefühlen und dem Genuss hinzugeben, ganz so wie es ihr Meister stets zu tun pflegte.</text:p>
      <text:p text:style-name="P2">Diese Einstellung dem Leben gegenüber wird von Gegnern der Dämonen aufgegriffen und verfälscht, wodurch sie meist als lustvolle, unkontrollierbare Tötungsinstrumente dargestellt werden. Betrachtet man die Situation allerdings von einem objektivieren Blickwinkel aus, so stellt man fest, dass jene fanatischen Gläubigen selbst Mörder sind und ihre Gewalt größtenteils auf eine schwächere Gruppe von Menschen konzentrieren.</text:p>
      <text:p text:style-name="P2">Die Dämonen dagegen machen keinen Unterschied zwischen den Ständen und würden einen einfachen Bauern genauso wie ein einen mächtigen König töten, wenn es ihnen bzw. ihrem Meister danach wäre.</text:p>
      <text:p text:style-name="P2">Ein Dämon belustigt sich einerseits an dem Lügennetz von Lebewesen und kann andererseits dadurch in eine Art Blutrausch verfallen, um seinem Verlangen nach einer Art Gleichgewicht genüge zu tun. Ein Dämon selbst ist immer ehrlich, er hat es seiner Meinung nach nicht nötig zu lügen und kennt keine Sünden oder Tugenden. Er kennt nur das, was er wirklich empfindet und verachtet all jene, die Besagtes leugnen.</text:p>
      <text:p text:style-name="P2">Als Baradé auf Gardonas Dämonen trifft, ist er einerseits fasziniert von ihrer Lebensleichtigkeit und doch andererseits erschrocken über ihre aufkommende Mordlust bei Leugnenden.</text:p>
      <text:p text:style-name="P2">Er versucht die Lebensleichtigkeit durch eine Abschaffung sinnloser Tugenden auf seine Dunkelelfen zu übertragen, er behält jedoch einige Regeln bei, die das eher friedliche Zusammenleben seines Gefolges sichern sollen. Dazu lehrt er vor allem Toleranz zu zeigen, was bei den Dämonen nicht gerade oft der Fall ist.</text:p>
      <text:p text:style-name="P2">Gardona erschafft die Dämonen nicht direkt. Er schafft nur ihre Körper. Die Dämonen selbst sind Geister aus dem Totenreich, die in die Körper einkehren und Gardonas Willen bedingungslos folgen.</text:p>
      <text:p text:style-name="P2">Was die Meisten aber nicht wissen ist, dass die Dämonen durchaus ein großes Interesse am Verlauf der Geschichte und dem Verhalten anderer Kreaturen haben. Da sie, wie genannt, die Seelen der Verstorbenen in sich tragen, besitzen sie bereits unmittelbar nach ihrer Erschaffung eine überaus große Weisheit, die sie im Laufe der Zeit pflegen und noch weiter vergrößern. Leider sind die Methoden, mit denen sie anderen ihre Weisheit vermitteln, wenn sie es denn einmal tun, äußerst fragwürdig, zumindest für moralisch geprägte Kreaturen.</text:p>
      <text:p text:style-name="P2">Trotz der Hingabe zur Lust eines Dämons, kann er sich aufgrund seiner Weisheit und Unterordnung unter seinen Meister sehr stark beherrschen. Dämonen sind daher Freunden des Meisters und Neutralen gegenüber sehr schweigsam, beantworten aber die meisten Fragen höflich.</text:p>
      <text:p text:style-name="P2"/>
      <text:p text:style-name="P2">Biologie</text:p>
      <text:p text:style-name="P2">Dämonen schwitzen nicht und empfinden allgemein keinen Temperaturunterschied und keine Anstrengung. ALlerdings haben auch sie nur eine begrenzte Stärke, jedoch keine begrenzte Ausdauer. Sie benötigen keine Nahrung und können nicht altern, denn sie sind manifestierte <text:soft-page-break/>Geistwesen. Man kann sie aber töten und somit in das Totenreich zurückschicken. Ihre Gestalt wird ihnen auf unbekannte Weise von ihrem Herrscher Gardona verliehen. Er ruft sie herbei und sie gehorchen bedingungslos, wie alle Toten, ihrem Herr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fo:font-size="12pt" fo:language="de" fo:country="DE" style:letter-kerning="true"/>
    </style:style>
    <style:style style:name="Heading" style:family="paragraph" style:next-style-name="Text_20_body" style:class="text">
      <style:paragraph-properties fo:margin-top="0.423cm" fo:margin-bottom="0.212cm" loext:contextual-spacing="false" style:writing-mode="page"/>
      <style:text-properties style:font-name="Arial" fo:font-family="Arial" fo:font-size="14pt" fo:language="de" fo:country="DE" style:letter-kerning="true"/>
    </style:style>
    <style:style style:name="Text_20_body" style:display-name="Text body" style:family="paragraph" style:class="tex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Heading_20_1" style:display-name="Heading 1" style:family="paragraph" style:next-style-name="Text_20_body" style:class="text">
      <style:paragraph-properties fo:margin-top="0.423cm" fo:margin-bottom="0.212cm" loext:contextual-spacing="false" style:writing-mode="page"/>
      <style:text-properties style:font-name="Arial" fo:font-family="Arial" fo:font-size="16.1000003814697pt" fo:language="de" fo:country="DE" fo:font-weight="bold" style:letter-kerning="true"/>
    </style:style>
    <style:style style:name="List" style:family="paragraph" style:class="lis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Index" style:family="paragraph" style:class="index">
      <style:paragraph-properties style:writing-mode="page"/>
      <style:text-properties style:font-name="Times New Roman" fo:font-family="'Times New Roman'" fo:font-size="12pt" fo:language="de" fo:country="DE" style:letter-kerning="true"/>
    </style:style>
    <style:style style:name="Caption" style:family="paragraph" style:class="extra">
      <style:paragraph-properties fo:margin-top="0.212cm" fo:margin-bottom="0.212cm" loext:contextual-spacing="false" style:writing-mode="page"/>
      <style:text-properties style:font-name="Times New Roman" fo:font-family="'Times New Roman'" fo:font-size="12pt" fo:language="de" fo:country="DE" fo:font-style="italic" style:letter-kerning="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
    <meta:initial-creator>Tamino Dauth</meta:initial-creator>
    <meta:editing-cycles>6</meta:editing-cycles>
    <dc:date>2017-01-22T16:33:16.302877132</dc:date>
    <meta:creation-date>2009-03-15T13:51:38</meta:creation-date>
    <meta:editing-duration>PT11S</meta:editing-duration>
    <meta:document-statistic meta:table-count="0" meta:image-count="0" meta:object-count="0" meta:page-count="2" meta:paragraph-count="14" meta:word-count="542" meta:character-count="3705" meta:non-whitespace-character-count="3176"/>
  </office:meta>
</office:document-meta>
</file>